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nb" fo:country="NO" style:font-size-asian="11pt" style:font-size-complex="11pt"/>
    </style:style>
    <style:style style:name="P2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3" style:family="paragraph" style:parent-style-name="Standard" style:master-page-name="Standard">
      <style:paragraph-properties style:page-number="auto"/>
      <style:text-properties style:font-name="Calibri" fo:font-size="11pt" fo:language="nb" fo:country="NO" style:font-size-asian="11pt" style:font-size-complex="11pt"/>
    </style:style>
    <style:style style:name="T1" style:family="text">
      <style:text-properties style:font-name="Calibri" fo:font-size="11pt" fo:language="nb" fo:country="NO" style:font-size-asian="11pt" style:font-size-complex="11pt"/>
    </style:style>
    <style:style style:name="T2" style:family="text">
      <style:text-properties style:font-name="Calibri" fo:font-size="11pt" fo:language="fi" fo:country="FI" fo:font-weight="bold" style:font-size-asian="11pt" style:font-weight-asian="bold" style:font-size-complex="11pt"/>
    </style:style>
    <style:style style:name="T3" style:family="text">
      <style:text-properties style:font-name="Calibri" fo:font-size="11pt" fo:language="fi" fo:country="FI" style:font-size-asian="11pt" style:font-size-complex="11pt"/>
    </style:style>
    <style:style style:name="T4" style:family="text">
      <style:text-properties fo:color="#000000" style:font-name="Calibri" fo:font-size="11pt" fo:language="nb" fo:country="NO" style:font-size-asian="11pt" style:font-size-complex="11pt"/>
    </style:style>
    <style:style style:name="T5" style:family="text">
      <style:text-properties fo:color="#000000" style:font-name="Calibri" fo:font-size="11pt" fo:language="nb" fo:country="NO" fo:font-weight="bold" style:font-size-asian="11pt" style:font-weight-asian="bold" style:font-size-complex="11pt"/>
    </style:style>
    <style:style style:name="T6" style:family="text">
      <style:text-properties fo:color="#000000" style:font-name="Calibri" fo:font-size="11pt" fo:language="nb" fo:country="NO" fo:font-weight="bold" style:font-size-asian="11pt" style:language-asian="nb" style:country-asian="NO" style:font-weight-asian="bold" style:font-size-complex="11pt"/>
    </style:style>
    <style:style style:name="T7" style:family="text">
      <style:text-properties fo:color="#000000" style:font-name="Calibri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><text:span text:style-name="T1">RDM / </text:span><text:span text:style-name="T4">Kulturminnevandring til Repokoski/Revfossnes</text:span></text:p>
      <text:p text:style-name="Standard"><text:span text:style-name="T4">Oversatt til kvensk: Kainun institutti - Kvensk institutt 05.09.2017</text:span></text:p>
      <text:p text:style-name="P1"/>
      <text:p text:style-name="P1"/>
      <text:p text:style-name="P1"/>
      <text:p text:style-name="Standard"><text:span text:style-name="T2">Kulttuurimuistovajelus Repokoskheen</text:span></text:p>
      <text:p text:style-name="P2"/>
      <text:p text:style-name="Standard"><text:span text:style-name="T3">Porsangin komuuni, Porsangin histoorialaaki ja RDM Porsangin museumi kuttuthaan myötä kulttuurimuistovajeluksele Repokoskheen lauvantaina 9. septemperikuuta kello 15.00-18.00. Tämän järjestethään Kulttuurimuistopäiviin 2017 yhtheyđessä. Tule myötä kulttuurimuistovajeluksele ja kohtaa pytinginvarjelusnikkarin Arne Gravenin joka muistelee restaureerinkityön ympäri ja vastaa kysymykshiin. Simppeli serveeraus. </text:span></text:p>
      <text:p text:style-name="P2"/>
      <text:p text:style-name="P2"/>
      <text:p text:style-name="P2"/>
      <text:p text:style-name="Standard"><text:span text:style-name="T5">Kulturminnevandring til Repokoski/Revfossnes</text:span><text:bookmark text:name="_GoBack"/></text:p>
      <text:p text:style-name="Standard"><text:span text:style-name="T4"> </text:span></text:p>
      <text:p text:style-name="Standard"><text:span text:style-name="T4">Porsanger kommune, Porsanger historielag og RDM Porsanger museum inviterer til kulturminnevandring i Repokoski/Revfossnes lørdag den 9. september mellom klokken 1500 og 1800. Delta på vår kulturminnevandring i forbindelse med Kulturminnedagene 2017 og møt bygningsvernsnekker Arne Graven som vil fortelle om restaureringsarbeidet og svare på spørsmål. </text:span><text:span text:style-name="T7">Enkel servering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3</meta:editing-cycles>
    <meta:print-date>2007-06-07T11:27:00</meta:print-date>
    <meta:creation-date>2017-09-05T08:01:00</meta:creation-date>
    <dc:date>2017-09-05T12:50:00</dc:date>
    <meta:editing-duration>PT33M</meta:editing-duration>
    <meta:generator>LibreOffice/6.4.6.2$Linux_X86_64 LibreOffice_project/40$Build-2</meta:generator>
    <meta:document-statistic meta:table-count="0" meta:image-count="1" meta:object-count="0" meta:page-count="1" meta:paragraph-count="8" meta:word-count="105" meta:character-count="976" meta:non-whitespace-character-count="875"/>
    <meta:user-defined meta:name="AppVersion">15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